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Files and Text — cp, mv, rm, less</text:p>
          </draw:text-box>
        </draw:frame>
        <draw:frame draw:style-name="TransBox" svg:width="31.8700cm" svg:height="3.5000cm" svg:x="1.0000cm" svg:y="8.8000cm">
          <draw:text-box>
            <text:p text:style-name="PBody">Viewing files Copying files — cp Moving and renaming — mv Removing files — rm</text:p>
          </draw:text-box>
        </draw:frame>
        <draw:frame draw:style-name="TransBox" svg:width="31.8700cm" svg:height="1.0000cm" svg:x="1.0000cm" svg:y="17.8000cm">
          <draw:text-box>
            <text:p text:style-name="PFooter">02-foundations/02-files-and-text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Viewing files</text:p>
            <text:p text:style-name="PBullet">▶  Copying files — cp</text:p>
            <text:p text:style-name="PBullet">▶  Moving and renaming — mv</text:p>
            <text:p text:style-name="PBullet">▶  Removing files — rm</text:p>
            <text:p text:style-name="PBullet">▶  Creating directories — mkdir</text:p>
            <text:p text:style-name="PBullet">▶  Finding files — find</text:p>
            <text:p text:style-name="PBullet">▶  Searching inside files — grep</text:p>
            <text:p text:style-name="PBullet">▶  Counting lines, words, characters — w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files</text:p>
          </draw:text-box>
        </draw:frame>
        <draw:frame draw:style-name="CodeBox" svg:width="31.8700cm" svg:height="13.5500cm" svg:x="1.0000cm" svg:y="4.0000cm">
          <draw:text-box>
            <text:p text:style-name="PCode"># View a short file
cat /etc/hostname

# View a long file with scrolling (press q to quit)
less /etc/os-release

# First 20 lines
head -n 20 /var/log/messages

# Last 20 lines
tail -n 20 /var/log/messages

# Follow a log in real time (Ctrl+C to stop)
tail -f /var/log/messag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pying files — cp</text:p>
          </draw:text-box>
        </draw:frame>
        <draw:frame draw:style-name="CodeBox" svg:width="31.8700cm" svg:height="13.5500cm" svg:x="1.0000cm" svg:y="4.0000cm">
          <draw:text-box>
            <text:p text:style-name="PCode"># Copy a file
cp /etc/hosts /tmp/hosts.bak

# Copy a directory recursively
cp -r /etc/sysconfig /tmp/sysconfig-bak

# Copy and preserve permissions/timestamps
cp -a /etc/hosts /tmp/hosts.ba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ving and renaming — mv</text:p>
          </draw:text-box>
        </draw:frame>
        <draw:frame draw:style-name="CodeBox" svg:width="31.8700cm" svg:height="13.5500cm" svg:x="1.0000cm" svg:y="4.0000cm">
          <draw:text-box>
            <text:p text:style-name="PCode"># Move file to another directory
mv /tmp/hosts.bak /home/rhel/

# Rename a file
mv /home/rhel/hosts.bak /home/rhel/hosts.old

# Move directory
mv /tmp/sysconfig-bak /home/rhel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ing files — rm</text:p>
          </draw:text-box>
        </draw:frame>
        <draw:frame draw:style-name="TransBox" svg:width="15.7350cm" svg:height="13.5500cm" svg:x="1.0000cm" svg:y="4.0000cm">
          <draw:text-box>
            <text:p text:style-name="PBullet">• 🚨 rm is permanent</text:p>
            <text:p text:style-name="PBullet">• There is no Trash on the CLI. rm deletes immediately.</text:p>
            <text:p text:style-name="PBullet">• Double-check your path before running it, especially with -r or wildcards.</text:p>
            <text:p text:style-name="PBullet">• ⚠️ Do NOT do this</text:p>
            <text:p text:style-name="PBullet">• `bash</text:p>
            <text:p text:style-name="PBullet">• rm -rf /   # destroys the entire system</text:p>
            <text:p text:style-name="PBullet">• rm -rf /*  # also destroys the entire system</text:p>
          </draw:text-box>
        </draw:frame>
        <draw:frame draw:style-name="CodeBox" svg:width="15.7350cm" svg:height="13.5500cm" svg:x="17.1350cm" svg:y="4.0000cm">
          <draw:text-box>
            <text:p text:style-name="PCode"># Remove a file
rm /tmp/oldfile.txt

# Remove a directory and its contents
rm -r /tmp/olddir/

# Force removal (no confirmation)
rm -f /tmp/stubborn.tx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directories — mkdir</text:p>
          </draw:text-box>
        </draw:frame>
        <draw:frame draw:style-name="CodeBox" svg:width="31.8700cm" svg:height="13.5500cm" svg:x="1.0000cm" svg:y="4.0000cm">
          <draw:text-box>
            <text:p text:style-name="PCode"># Create one directory
mkdir /tmp/mydir

# Create nested directories in one command
mkdir -p /tmp/project/src/li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nding files — find</text:p>
          </draw:text-box>
        </draw:frame>
        <draw:frame draw:style-name="CodeBox" svg:width="31.8700cm" svg:height="13.5500cm" svg:x="1.0000cm" svg:y="4.0000cm">
          <draw:text-box>
            <text:p text:style-name="PCode"># Find by name
find /etc -name "*.conf"

# Find by type (f=file, d=directory)
find /var/log -type f -name "*.log"

# Find files modified in the last 24 hours
find /etc -mtime -1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ing inside files — grep</text:p>
          </draw:text-box>
        </draw:frame>
        <draw:frame draw:style-name="CodeBox" svg:width="31.8700cm" svg:height="13.5500cm" svg:x="1.0000cm" svg:y="4.0000cm">
          <draw:text-box>
            <text:p text:style-name="PCode"># Search for a pattern in a file
grep "PermitRootLogin" /etc/ssh/sshd_config

# Case-insensitive search
grep -i "error" /var/log/messages

# Show line numbers
grep -n "failed" /var/log/secure

# Recursive search in a directory
grep -r "192.168.1" /etc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unting lines, words, characters — wc</text:p>
          </draw:text-box>
        </draw:frame>
        <draw:frame draw:style-name="CodeBox" svg:width="31.8700cm" svg:height="13.5500cm" svg:x="1.0000cm" svg:y="4.0000cm">
          <draw:text-box>
            <text:p text:style-name="PCode">wc -l /etc/passwd        # number of lines
wc -w /etc/hosts         # number of wor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details — stat and file</text:p>
          </draw:text-box>
        </draw:frame>
        <draw:frame draw:style-name="CodeBox" svg:width="31.8700cm" svg:height="13.5500cm" svg:x="1.0000cm" svg:y="4.0000cm">
          <draw:text-box>
            <text:p text:style-name="PCode"># Full metadata (permissions, timestamps, inode)
stat /etc/hosts

# Identify file type regardless of extension
file /usr/bin/bash
file /etc/passw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les and Text — cp, mv, rm, less</text:p>
          </draw:text-box>
        </draw:frame>
        <draw:frame draw:style-name="TransBox" svg:width="31.8700cm" svg:height="13.5500cm" svg:x="1.0000cm" svg:y="4.0000cm">
          <draw:text-box>
            <text:p text:style-name="PBullet">✓  Viewing files</text:p>
            <text:p text:style-name="PBullet">✓  Copying files — cp</text:p>
            <text:p text:style-name="PBullet">✓  Moving and renaming — mv</text:p>
            <text:p text:style-name="PBullet">✓  Removing files — rm: 🚨 rm is permanent</text:p>
            <text:p text:style-name="PBullet">✓  Creating directories — mkdir</text:p>
            <text:p text:style-name="PBullet">✓  Finding files — find</text:p>
            <text:p text:style-name="PBullet">✓  Searching inside files — gre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